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2.0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8cm" svg:y1="4.2cm" svg:x2="10.1cm" svg:y2="4.2cm">
          <text:p/>
        </draw:line>
        <draw:frame draw:style-name="gr2" draw:text-style-name="P2" draw:layer="layout" svg:width="2.013cm" svg:height="0.962cm" svg:x="1.887cm" svg:y="2.5cm">
          <draw:text-box>
            <text:p>Head</text:p>
          </draw:text-box>
        </draw:frame>
        <draw:frame draw:style-name="gr3" draw:text-style-name="P2" draw:layer="layout" svg:width="1.45cm" svg:height="0.962cm" svg:x="24.3cm" svg:y="2.338cm">
          <draw:text-box>
            <text:p>Tail</text:p>
          </draw:text-box>
        </draw:frame>
        <draw:g>
          <draw:custom-shape draw:style-name="gr4" draw:text-style-name="P4" draw:layer="layout" svg:width="2.6cm" svg:height="1.2cm" svg:x="6cm" svg:y="2.4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6cm" svg:y="3.6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6cm" svg:y="4.8cm">
            <text:p text:style-name="P3">null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2.6cm" svg:height="1.2cm" svg:x="1.6cm" svg:y="3.6cm">
          <text:p text:style-name="P3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4.2cm" svg:x2="5.8cm" svg:y2="4.2cm">
          <text:p/>
        </draw:line>
        <draw:g>
          <draw:custom-shape draw:style-name="gr4" draw:text-style-name="P4" draw:layer="layout" svg:width="2.6cm" svg:height="1.2cm" svg:x="10.4cm" svg:y="2.4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0.4cm" svg:y="3.6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0.4cm" svg:y="4.8cm">
            <text:p text:style-name="P3">prev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6cm" svg:height="1.2cm" svg:x="14.8cm" svg:y="2.4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4.8cm" svg:y="3.6cm">
            <text:p text:style-name="P3">next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4.8cm" svg:y="4.8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3.2cm" svg:y1="4.2cm" svg:x2="14.5cm" svg:y2="4.2cm">
          <text:p/>
        </draw:line>
        <draw:g>
          <draw:custom-shape draw:style-name="gr4" draw:text-style-name="P4" draw:layer="layout" svg:width="2.6cm" svg:height="1.2cm" svg:x="19.2cm" svg:y="2.4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9.2cm" svg:y="3.6cm">
            <text:p text:style-name="P3">null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6cm" svg:height="1.2cm" svg:x="19.2cm" svg:y="4.8cm">
            <text:p text:style-name="P3">prev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17.6cm" svg:y1="4.2cm" svg:x2="18.9cm" svg:y2="4.2cm">
          <text:p/>
        </draw:line>
        <draw:custom-shape draw:style-name="gr4" draw:text-style-name="P4" draw:layer="layout" svg:width="2.6cm" svg:height="1.2cm" svg:x="23.8cm" svg:y="3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.6cm" svg:y1="4.2cm" svg:x2="22cm" svg:y2="4.2cm">
          <text:p/>
        </draw:line>
        <draw:line draw:style-name="gr1" draw:text-style-name="P1" draw:layer="layout" svg:x1="18.9cm" svg:y1="5.4cm" svg:x2="17.6cm" svg:y2="5.4cm">
          <text:p/>
        </draw:line>
        <draw:line draw:style-name="gr1" draw:text-style-name="P1" draw:layer="layout" svg:x1="14.5cm" svg:y1="5.4cm" svg:x2="13.2cm" svg:y2="5.4cm">
          <text:p/>
        </draw:line>
        <draw:line draw:style-name="gr1" draw:text-style-name="P1" draw:layer="layout" svg:x1="10.1cm" svg:y1="5.4cm" svg:x2="8.8cm" svg:y2="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09:42:40.170741855</meta:creation-date>
    <dc:date>2021-11-04T10:30:03.136387805</dc:date>
    <meta:editing-duration>PT18M6S</meta:editing-duration>
    <meta:editing-cycles>4</meta:editing-cycles>
    <meta:generator>LibreOffice/6.4.7.2$Linux_X86_64 LibreOffice_project/40$Build-2</meta:generator>
    <meta:document-statistic meta:object-count="28"/>
  </office:meta>
</office:document-meta>
</file>